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officeooo:paragraph-rsid="000b966f"/>
    </style:style>
    <style:style style:name="P2" style:family="paragraph" style:parent-style-name="Table_20_Contents">
      <style:text-properties fo:color="#000000" style:font-name="Liberation Sans" fo:font-size="10pt" officeooo:rsid="000c1db0" officeooo:paragraph-rsid="000b966f" style:font-size-asian="10pt" style:font-size-complex="10pt"/>
    </style:style>
    <style:style style:name="P3" style:family="paragraph" style:parent-style-name="Table_20_Contents">
      <style:paragraph-properties fo:text-align="end" style:justify-single-word="false"/>
      <style:text-properties fo:color="#000000" style:font-name="Liberation Sans" fo:font-size="10pt" officeooo:rsid="0008c5ff" officeooo:paragraph-rsid="000b966f" style:font-size-asian="10pt" style:font-size-complex="10pt"/>
    </style:style>
    <style:style style:name="P4" style:family="paragraph" style:parent-style-name="Table_20_Contents">
      <style:text-properties fo:color="#000000" style:font-name="Liberation Sans" fo:font-size="10pt" officeooo:rsid="00106fad" officeooo:paragraph-rsid="000b966f"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officeooo:rsid="00106fad" officeooo:paragraph-rsid="000b966f" style:font-size-asian="10pt" style:font-size-complex="10pt"/>
    </style:style>
    <style:style style:name="P6" style:family="paragraph" style:parent-style-name="Header">
      <style:text-properties officeooo:paragraph-rsid="000b966f"/>
    </style:style>
    <style:style style:name="P7" style:family="paragraph" style:parent-style-name="Footer">
      <style:paragraph-properties fo:text-align="end" style:justify-single-word="false"/>
    </style:style>
    <style:style style:name="P8" style:family="paragraph" style:parent-style-name="Heading_20_2">
      <style:paragraph-properties fo:text-align="justify" style:justify-single-word="false"/>
      <style:text-properties fo:color="#000000" style:text-underline-style="none" fo:font-weight="normal" style:font-weight-asian="normal" style:font-weight-complex="normal"/>
    </style:style>
    <style:style style:name="P9" style:family="paragraph" style:parent-style-name="Heading_20_2">
      <style:paragraph-properties fo:text-align="justify" style:justify-single-word="false"/>
    </style:style>
    <style:style style:name="P10" style:family="paragraph" style:parent-style-name="Standard">
      <style:paragraph-properties fo:margin-top="0.101cm" fo:margin-bottom="0.101cm" loext:contextual-spacing="false" fo:line-height="115%" fo:text-align="justify" style:justify-single-word="false"/>
      <style:text-properties fo:color="#000000" style:font-name="Liberation Sans1" fo:font-size="11pt" style:text-underline-style="none" fo:font-weight="normal" officeooo:rsid="000b5c1d" officeooo:paragraph-rsid="000b5c1d" style:font-size-asian="11pt" style:font-weight-asian="normal" style:font-size-complex="11pt"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font-size-asian="12pt" style:font-size-complex="12pt"/>
    </style:style>
    <style:style style:name="P12"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0b5c1d" officeooo:paragraph-rsid="000b5c1d" style:font-size-asian="12pt" style:font-weight-asian="normal" style:font-size-complex="12pt"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fo:font-weight="bold" style:font-size-asian="12pt" style:font-weight-asian="bold" style:font-size-complex="12pt" style:font-weight-complex="bold"/>
    </style:style>
    <style:style style:name="P15" style:family="paragraph" style:parent-style-name="Standard">
      <style:paragraph-properties fo:margin-top="0.101cm" fo:margin-bottom="0.101cm" loext:contextual-spacing="false" fo:line-height="115%" fo:text-align="justify" style:justify-single-word="false"/>
      <style:text-properties style:font-name="Liberation Sans1" fo:font-size="11pt" officeooo:rsid="000b5c1d" officeooo:paragraph-rsid="000b5c1d" style:font-size-asian="11pt" style:font-size-complex="11pt"/>
    </style:style>
    <style:style style:name="P16" style:family="paragraph" style:parent-style-name="Standard">
      <style:paragraph-properties fo:margin-top="0.101cm" fo:margin-bottom="0.101cm" loext:contextual-spacing="false" fo:line-height="115%" fo:text-align="justify" style:justify-single-word="false"/>
      <style:text-properties fo:color="#ce181e" style:font-name="Liberation Serif" fo:font-size="12pt" style:font-size-asian="12pt" style:font-size-complex="12pt"/>
    </style:style>
    <style:style style:name="P17" style:family="paragraph" style:parent-style-name="Standard">
      <style:paragraph-properties fo:margin-top="0.101cm" fo:margin-bottom="0.101cm" loext:contextual-spacing="false" fo:line-height="115%" fo:text-align="justify" style:justify-single-word="false"/>
    </style:style>
    <style:style style:name="P18" style:family="paragraph" style:parent-style-name="Standard">
      <style:paragraph-properties fo:margin-top="0.101cm" fo:margin-bottom="0.101cm" loext:contextual-spacing="false" fo:line-height="115%" fo:text-align="justify" style:justify-single-word="false"/>
      <style:text-properties officeooo:paragraph-rsid="000b5c1d"/>
    </style:style>
    <style:style style:name="P19" style:family="paragraph" style:parent-style-name="Standard">
      <style:paragraph-properties fo:margin-top="0.101cm" fo:margin-bottom="0.101cm" loext:contextual-spacing="false" fo:line-height="115%" fo:text-align="justify" style:justify-single-word="false"/>
      <style:text-properties fo:color="#ff3333"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2" style:family="paragraph" style:parent-style-name="Standard">
      <style:paragraph-properties fo:margin-top="0.101cm" fo:margin-bottom="0.101cm" loext:contextual-spacing="false" fo:line-height="115%" fo:text-align="justify" style:justify-single-word="false"/>
      <style:text-properties style:font-name="Liberation Serif" fo:font-size="12pt" style:font-size-asian="12pt" style:font-size-complex="12pt"/>
    </style:style>
    <style:style style:name="P23"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0b5c1d" style:font-size-asian="12pt" style:font-size-complex="12pt"/>
    </style:style>
    <style:style style:name="P24" style:family="paragraph" style:parent-style-name="Standard">
      <style:paragraph-properties fo:margin-top="0.101cm" fo:margin-bottom="0.101cm" loext:contextual-spacing="false" fo:line-height="115%" fo:text-align="justify" style:justify-single-word="false"/>
      <style:text-properties style:font-name="Liberation Serif" fo:font-size="12pt" fo:font-weight="bold" style:font-size-asian="12pt" style:font-weight-asian="bold" style:font-size-complex="12pt" style:font-weight-complex="bold"/>
    </style:style>
    <style:style style:name="P25" style:family="paragraph" style:parent-style-name="Standard">
      <style:paragraph-properties fo:margin-top="0.101cm" fo:margin-bottom="0.101cm" loext:contextual-spacing="false" fo:line-height="115%" fo:text-align="justify" style:justify-single-word="false"/>
      <style:text-properties style:font-name="Liberation Serif" fo:font-size="12pt" fo:background-color="#ffff00" style:font-size-asian="12pt" style:font-size-complex="12pt"/>
    </style:style>
    <style:style style:name="P26" style:family="paragraph" style:parent-style-name="Standard">
      <style:paragraph-properties fo:margin-top="0.101cm" fo:margin-bottom="0.101cm" loext:contextual-spacing="false" fo:line-height="115%" fo:text-align="justify" style:justify-single-word="false"/>
      <style:text-properties style:font-name="Liberation Sans" fo:font-size="12pt" fo:font-weight="bold" style:font-size-asian="12pt" style:font-weight-asian="bold" style:font-size-complex="12pt" style:font-weight-complex="bold"/>
    </style:style>
    <style:style style:name="P27" style:family="paragraph" style:parent-style-name="Standard">
      <style:paragraph-properties fo:margin-top="0.101cm" fo:margin-bottom="0.101cm" loext:contextual-spacing="false" fo:line-height="115%" fo:text-align="justify" style:justify-single-word="false"/>
      <style:text-properties style:font-name="Liberation Sans" fo:font-size="12pt" fo:font-weight="bold" officeooo:paragraph-rsid="000b5c1d" style:font-size-asian="12pt" style:font-weight-asian="bold" style:font-size-complex="12pt" style:font-weight-complex="bold"/>
    </style:style>
    <style:style style:name="P28" style:family="paragraph" style:parent-style-name="Standard" style:master-page-name="Standard">
      <style:paragraph-properties fo:margin-top="0.101cm" fo:margin-bottom="0.101cm" loext:contextual-spacing="false" fo:line-height="115%" fo:text-align="justify" style:justify-single-word="false" style:page-number="auto"/>
      <style:text-properties fo:color="#16335d"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9" style:family="paragraph" style:parent-style-name="Table_20_Contents">
      <style:text-properties fo:color="#000000" style:font-name="Liberation Sans1" fo:font-size="10pt" style:font-size-asian="10pt" style:font-size-complex="10pt"/>
    </style:style>
    <style:style style:name="P30" style:family="paragraph" style:parent-style-name="Table_20_Contents">
      <style:paragraph-properties fo:text-align="end" style:justify-single-word="false"/>
      <style:text-properties fo:color="#000000" style:font-name="Liberation Sans1" fo:font-size="10pt" fo:background-color="#ffffff" style:font-size-asian="10pt" style:font-size-complex="10pt"/>
    </style:style>
    <style:style style:name="P31" style:family="paragraph" style:parent-style-name="Heading_20_1">
      <style:paragraph-properties fo:text-align="justify" style:justify-single-word="false"/>
    </style:style>
    <style:style style:name="T1" style:family="text">
      <style:text-properties fo:color="#000000"/>
    </style:style>
    <style:style style:name="T2" style:family="text">
      <style:text-properties fo:color="#000000" officeooo:rsid="000cd1bc"/>
    </style:style>
    <style:style style:name="T3" style:family="text">
      <style:text-properties fo:color="#4e9a06" style:text-underline-style="solid" style:text-underline-width="auto" style:text-underline-color="font-color" fo:font-weight="bold" style:font-weight-asian="bold" style:font-weight-complex="bold"/>
    </style:style>
    <style:style style:name="T4" style:family="text">
      <style:text-properties fo:color="#4e9a06" style:text-underline-style="solid" style:text-underline-width="auto" style:text-underline-color="font-color" fo:font-weight="bold" officeooo:rsid="0009a802"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9a802"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9a802" style:font-weight-asian="bold" style:font-weight-complex="bold"/>
    </style:style>
    <style:style style:name="T10" style:family="text">
      <style:text-properties officeooo:rsid="000b966f"/>
    </style:style>
    <style:style style:name="T11" style:family="text">
      <style:text-properties fo:color="#ce181e"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0cd1bc" style:font-size-asian="12pt" style:font-size-complex="12pt"/>
    </style:style>
    <style:style style:name="T15" style:family="text">
      <style:text-properties style:font-name="Liberation Serif" fo:font-size="12pt" officeooo:rsid="000b966f" style:font-size-asian="12pt" style:font-size-complex="12pt"/>
    </style:style>
    <style:style style:name="T16" style:family="text">
      <style:text-properties style:font-name="Liberation Serif" fo:font-size="12pt" officeooo:rsid="0009a802" style:font-size-asian="12pt" style:font-size-complex="12pt"/>
    </style:style>
    <style:style style:name="T17" style:family="text">
      <style:text-properties officeooo:rsid="000cd1bc"/>
    </style:style>
    <style:style style:name="T18" style:family="text">
      <style:text-properties officeooo:rsid="0009a802"/>
    </style:style>
    <style:style style:name="T19" style:family="text">
      <style:text-properties officeooo:rsid="0009aa81"/>
    </style:style>
    <style:style style:name="T20" style:family="text">
      <style:text-properties style:font-name="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1">Backend Acceptance Tests</text:p>
      <text:p text:style-name="P19"/>
      <text:p text:style-name="P11">Mithilfe der sogenannten „Acceptance-Tests“ ist es möglich, die Software auf ihre Funktionen aus Sicht des Nutzers zu testen, welches durch normale Funktionstest nicht vollständig möglich ist. Acceptance-Tests sind essentiell, da sich durch diese dem Nutzer eine sehr hohe Fehlerfreiheit der Nutzeroberfläche der Software gewährleisten lässt.</text:p>
      <text:p text:style-name="P11">Im Folgenden wird nun der Ablauf verschiedener Akzeptanztests für das Backend erläutert.</text:p>
      <text:p text:style-name="P11"/>
      <text:p text:style-name="P16"><text:span text:style-name="T8">Achtung:</text:span><text:span text:style-name="T12"><text:tab/></text:span><text:span text:style-name="T1">Es ist zu beachten, dass mithilfe eines php-Browser getestet wird und deshalb nicht alle Szenarien vollständig mit Acceptance-Tests abgedeckt werden können. Dies betrifft jedoch nur die jeweiligen Aktionen, welche einen JavaScript Confirm-Dialog beinhalten, da der php-Browser diese nicht behandeln kann.</text:span></text:p>
      <text:p text:style-name="P11"/>
      <text:p text:style-name="P9">„Login“</text:p>
      <text:p text:style-name="P20"/>
      <text:p text:style-name="P17"><text:span text:style-name="T13">Im Folgenden wird die Login-Seite des Admin</text:span><text:span text:style-name="T14">istrator</text:span><text:span text:style-name="T13">s getestet. (</text:span><text:a xlink:type="simple" xlink:href="http://webdev-2-team-3.netlab.hof-university.de/advanced/backend/web/site/login" text:style-name="Internet_20_link" text:visited-style-name="Visited_20_Internet_20_Link"><text:span text:style-name="T13">Login Admin</text:span></text:a><text:span text:style-name="T13">)</text:span></text:p>
      <text:p text:style-name="P22"/>
      <text:p text:style-name="P26">1.1. „noUsernameTest“</text:p>
      <text:p text:style-name="P24"/>
      <text:p text:style-name="P22">Es wird getestet, ob sich ein Admin<text:span text:style-name="T17">istrator</text:span> einloggen kann, ohne einen Username einzugeben.</text:p>
      <text:p text:style-name="P22">Dies soll nicht möglich sein und die Fehlermeldung „Username cannot be blank“ <text:span text:style-name="T18">soll </text:span>ausgegeben werden.</text:p>
      <text:p text:style-name="P22"/>
      <text:p text:style-name="P26">1.2. „invalidUsernameTest“</text:p>
      <text:p text:style-name="P24"/>
      <text:p text:style-name="P22">Es wird getestet, ob sich ein Admin<text:span text:style-name="T17">istrator</text:span> einloggen kann, ohne einen gültigen bzw. bereits registrierten Username einzugeben. Dabei wird beim Test ein Username genutzt, der sich nicht in der Datenbank befindet.</text:p>
      <text:p text:style-name="P22">Dies soll nicht möglich sein und die Fehlermeldung „Incorrect username or password“ <text:span text:style-name="T18">soll </text:span>ausgegeben werden.</text:p>
      <text:p text:style-name="P22"/>
      <text:p text:style-name="P26"><text:soft-page-break/>1.3. „noPasswordTest“</text:p>
      <text:p text:style-name="P24"/>
      <text:p text:style-name="P22">Es wird getestet, ob sich ein Admin<text:span text:style-name="T17">istrator</text:span> einloggen kann, ohne ein Passwort einzugeben.</text:p>
      <text:p text:style-name="P22">Dies soll nicht möglich sein und die Fehlermeldung „Password cannot be blank“ <text:span text:style-name="T18">soll</text:span> ausgegeben werden..</text:p>
      <text:p text:style-name="P22"/>
      <text:p text:style-name="P26">1.4. „invalidPasswordTest“</text:p>
      <text:p text:style-name="P24"/>
      <text:p text:style-name="P22">Es wird getestet, ob sich ein Admin<text:span text:style-name="T17">istrator</text:span> einloggen kann, ohne ein gültiges Passwort zu einem registrierten Username einzugeben. Dabei wird beim Test zu einem Username, der sich in der Datenbank befindet, ein frei gewähltes, ungültiges Passwort eingegeben.</text:p>
      <text:p text:style-name="P22">Dies soll nicht möglich sein und die Fehlermeldung „Incorrect username or password“ <text:span text:style-name="T18">soll </text:span>ausgegeben werden.</text:p>
      <text:p text:style-name="P13"/>
      <text:p text:style-name="P26">1.5. „noInputTest“</text:p>
      <text:p text:style-name="P24"/>
      <text:p text:style-name="P22">Es wird getestet, ob sich ein Admin<text:span text:style-name="T17">istrator</text:span> ohne jegliche Eingaben einloggen kann.</text:p>
      <text:p text:style-name="P22">Dies soll nicht möglich sein und die Fehlermeldung „Username cannot be blank“ und „Password cannot be blank“ <text:span text:style-name="T18">soll </text:span>ausgegeben werden.</text:p>
      <text:p text:style-name="P22"/>
      <text:p text:style-name="P26">1.6. „validInputTest“</text:p>
      <text:p text:style-name="P24"/>
      <text:p text:style-name="P22">Es wird getestet, ob ein Admin<text:span text:style-name="T17">istrator</text:span> bei gültiger und vollständiger Eingabe seiner Login-Daten erfolgreich eingeloggt und auf die richtige Seite weitergeleitet wird.</text:p>
      <text:p text:style-name="P9"/>
      <text:p text:style-name="P9">„Language Change“</text:p>
      <text:p text:style-name="P20"/>
      <text:p text:style-name="P17"><text:span text:style-name="T13">Im Folgenden wird das Dropdown Menü zur Sprachauswahl in Kombination mit dem Bestätigungs-</text:span><text:span text:style-name="T15">B</text:span><text:span text:style-name="T13">utton getestet, </text:span><text:span text:style-name="T16">welcher sich im unteren Bereich der Webseite befindet</text:span><text:span text:style-name="T13">. Dies wird auf der„Login Seite“ des Admin</text:span><text:span text:style-name="T14">istrator</text:span><text:span text:style-name="T13">s getes</text:span><text:span text:style-name="T16">t</text:span><text:span text:style-name="T13">et (</text:span><text:a xlink:type="simple" xlink:href="http://webdev-2-team-3.netlab.hof-university.de/advanced/backend/web/site/login" text:style-name="Internet_20_link" text:visited-style-name="Visited_20_Internet_20_Link"><text:span text:style-name="T13">Login Admin</text:span></text:a><text:span text:style-name="T13">). Da die Funktion auf jeder Seite zur Verfügung steht, könnte </text:span><text:span text:style-name="T16">dieser Test jedoch </text:span><text:span text:style-name="T13">auch auf allen anderen </text:span><text:span text:style-name="T16">durchgeführt</text:span><text:span text:style-name="T13"> werden.</text:span></text:p>
      <text:p text:style-name="P22">Die Ausgangssprache der Tests ist Englisch, da dies die Mindestanforderungssprache der Webseite ist. </text:p>
      <text:p text:style-name="P24"><text:soft-page-break/></text:p>
      <text:p text:style-name="P24"/>
      <text:p text:style-name="P26">2.1. „englishToGermanTest“</text:p>
      <text:p text:style-name="P24"/>
      <text:p text:style-name="P22">Es wird getestet, ob sich die Sprache der Webseite auf Deutsch ändert, sobald man im Sprachauswahl-Menü „Deutsch“ ausgewählt und dies bestätigt hat.</text:p>
      <text:p text:style-name="P22"/>
      <text:p text:style-name="P26">2.2. „englishToEnglishTest“</text:p>
      <text:p text:style-name="P24"/>
      <text:p text:style-name="P22">Es wird getestet, ob die Sprache der Webseite unverändert bleibt, wann man im Sprachauswahl-Menü die bereits angewandte Sprache auswählt. In diesem Fall die Sprache Englisch.</text:p>
      <text:p text:style-name="P22"/>
      <text:p text:style-name="P26">2.3. „englishToRussianTest“</text:p>
      <text:p text:style-name="P24"/>
      <text:p text:style-name="P22">Es wird getestet, ob sich die Sprache der Webseite auf Russisch ändert, sobald man im Sprachauswahl-Menü „Русский“ ausgewählt und dies bestätigt hat.</text:p>
      <text:p text:style-name="P22"/>
      <text:p text:style-name="P9">„Teacher Site“</text:p>
      <text:p text:style-name="P20"/>
      <text:p text:style-name="P17"><text:span text:style-name="T13">Im Folgenden wird die Teacher-Verwaltung-Seite des Admin</text:span><text:span text:style-name="T14">istrator</text:span><text:span text:style-name="T13">s getestet. (</text:span><text:a xlink:type="simple" xlink:href="http://admin.webdev-2-team-3.netlab.hof-university.de/teacher" text:style-name="Internet_20_link" text:visited-style-name="Visited_20_Internet_20_Link"><text:span text:style-name="T13">Teacher-Seite</text:span></text:a><text:span text:style-name="T13">)</text:span></text:p>
      <text:p text:style-name="P14"/>
      <text:p text:style-name="P26">3.1. „createTeacherButtonTest“</text:p>
      <text:p text:style-name="P22"/>
      <text:p text:style-name="P22">Es wird getestet, ob der „Create Teacher“-Button auf die Create-Teacher-Seite weiterleitet.</text:p>
      <text:p text:style-name="P22"/>
      <text:p text:style-name="P26">3.2. „searchTest“</text:p>
      <text:p text:style-name="P22"/>
      <text:p text:style-name="P22">Es wird die Such-Funktion der Tabelle getestet.</text:p>
      <text:p text:style-name="P22">Dazu wurden zwei Test-Teacher in der Datenbank angelegt. Bei der Durchführung des Tests wird nach einem Kennzeichen (einer Zahl) in dem Namen von einem der beiden Teacher gesucht. Nun sollte der andere Teacher, welche das Kennzeichen nicht in seinem Namen trägt, verschwinden.</text:p>
      <text:p text:style-name="P22">Damit wäre der Test erfolgreich und das Such-Feature somit funktionstüchtig.</text:p>
      <text:p text:style-name="P22"><text:soft-page-break/></text:p>
      <text:p text:style-name="P26">3.3. „viewIconTest“</text:p>
      <text:p text:style-name="P22"/>
      <text:p text:style-name="P22">Es wird das View-Icon in der Teacher-Tabelle getestet. Dieses soll, nachdem es angeklickt wurde, auf eine Übersichtsseite über den Lehrer weiterleiten, bei welchem das Icon in der Tabelle betätigt wurde.</text:p>
      <text:p text:style-name="P26">3.4. „updateIconTest“</text:p>
      <text:p text:style-name="P25"/>
      <text:p text:style-name="P22">Es wird das Update-Icon in der Teacher-Tabelle getestet. Dieses soll, nachdem es angeklickt wurde, auf die Lehrer-Bearbeitungsseite des Lehrers weiterleiten, bei welchem das Icon in der Tabelle betätigt wurde.</text:p>
      <text:p text:style-name="P24"/>
      <text:p text:style-name="P26">3.5 „deleteIconTest“</text:p>
      <text:p text:style-name="P24"/>
      <text:p text:style-name="P22">Es soll das Delete-Icon in der Teacher-Tabelle getestet werden. Sobald dieses betätigt wurde, soll ein Popup-Fenster erscheinen. Dieses Fenster überprüft, ob man den Lehrer, bei welchem das Icon in der Tabelle betätigt wurde, tatsächlich löschen möchte. Bestätigt man nun dieses Fenster, soll der Lehrer gelöscht werden.</text:p>
      <text:p text:style-name="P24"/>
      <text:p text:style-name="P22"><text:span text:style-name="T11">Achtung:</text:span><text:span text:style-name="T5"> <text:tab/></text:span>Dieser Test kann wegen des oben bereits erwähnten Grunds (php-Browser) nicht <text:tab/><text:tab/><text:tab/>durchgeführt werden. Dies wird deshalb manuell durch einen Tester geprüft und das <text:tab/><text:tab/><text:tab/>Ergebnis durch ein Testprotokoll festgehalten wird.</text:p>
      <text:p text:style-name="P24"/>
      <text:p text:style-name="P21">Test:</text:p>
      <text:p text:style-name="P22">Funktionalität des Delete-Icons in der Lehrer-Tabelle.</text:p>
      <text:p text:style-name="P21">Voraussetzung:</text:p>
      <text:p text:style-name="P22">Es muss ein Teacher in der Tabelle angelegt sein.</text:p>
      <text:p text:style-name="P21">Vorgehen:</text:p>
      <text:p text:style-name="P22">Es wird das Delete-Icon in der Reihe des Lehrers ausgewählt, welcher gelöscht werden soll. Nun wird das daraufhin erschienene Popup-Fenster mit einem Klick auf „ok“ bestätigt.</text:p>
      <text:p text:style-name="P21">Erwartetes Ergebnis:</text:p>
      <text:p text:style-name="P22">Der Lehrer soll nun gelöscht und somit nicht mehr in der Datenbank vorhanden sein.</text:p>
      <text:p text:style-name="P21">Testergebnis:</text:p>
      <text:p text:style-name="P22">Erfolgreich.</text:p>
      <text:p text:style-name="P24"><text:soft-page-break/></text:p>
      <text:p text:style-name="P8">„<text:span text:style-name="T18">Header Links</text:span>“</text:p>
      <text:p text:style-name="P20"/>
      <text:p text:style-name="P17"><text:span text:style-name="T13">Im Folgenden wird die Link-Leiste, welche ganz oben auf der Seite, also im </text:span><text:span text:style-name="T15">H</text:span><text:span text:style-name="T13">eader, zu sehen ist, getestet. </text:span><text:span text:style-name="T16">Die </text:span><text:span text:style-name="T13">Ausgangs</text:span><text:span text:style-name="T15">s</text:span><text:span text:style-name="T13">eite dafür ist die Teacher-Seite. (</text:span><text:a xlink:type="simple" xlink:href="http://admin.webdev-2-team-3.netlab.hof-university.de/teacher" text:style-name="Internet_20_link" text:visited-style-name="Visited_20_Internet_20_Link"><text:span text:style-name="T13">Teacher-Seite</text:span></text:a><text:span text:style-name="T13">)</text:span></text:p>
      <text:p text:style-name="P22">Diese Tests sind auf jede Seite übertragbar, da überall die gleiche Funktionalität implementiert ist, und müssen deshalb nur auf einer Seite durchgeführt werden.</text:p>
      <text:p text:style-name="P14"/>
      <text:p text:style-name="P14"/>
      <text:p text:style-name="P26">4.1. „mathRoyaleTest“</text:p>
      <text:p text:style-name="P26"/>
      <text:p text:style-name="P22">Es wird getestet, ob der „Math Royale (Admin<text:span text:style-name="T17">istrator</text:span>)“-Link an der linken Seite der Link-Leiste funktioniert. Dieser soll sobald er betätigt wurde, den Admin<text:span text:style-name="T17">istrator</text:span> auf die Home-Seite weiterleiten.</text:p>
      <text:p text:style-name="P22"/>
      <text:p text:style-name="P26">4.2. „teachersTest“</text:p>
      <text:p text:style-name="P22"/>
      <text:p text:style-name="P22">Es wird getestet, ob der „Teachers“-Link an der rechten Seite der Link-Leiste funktioniert. Dieser soll sobald er betätigt wurde, den Admin<text:span text:style-name="T17">istrator</text:span> auf die Teacher-Seite weiterleiten.</text:p>
      <text:p text:style-name="P22"/>
      <text:p text:style-name="P26">4.3. „homeTest“</text:p>
      <text:p text:style-name="P22"/>
      <text:p text:style-name="P22">Es wird getestet, ob der „Home“-Link an der rechten Seite der Link-Leiste funktioniert. Dieser soll sobald er betätigt wurde, den Admin<text:span text:style-name="T17">istrator</text:span> auf die Home-Seite weiterleiten.</text:p>
      <text:p text:style-name="P22"/>
      <text:p text:style-name="P9">„View Teacher“</text:p>
      <text:p text:style-name="P20"/>
      <text:p text:style-name="P17"><text:span text:style-name="T13">Im Folgenden wird die View-Teacher-Seite des Admins getestet. (</text:span><text:a xlink:type="simple" xlink:href="http://admin.webdev-2-team-3.netlab.hof-university.de/teacher/view?id=1" text:style-name="Internet_20_link" text:visited-style-name="Visited_20_Internet_20_Link"><text:span text:style-name="T13">View-Teacher-Seite</text:span></text:a><text:span text:style-name="T13">)</text:span></text:p>
      <text:p text:style-name="P22"/>
      <text:p text:style-name="P26">5.1. „updateButtonTest“</text:p>
      <text:p text:style-name="P26"/>
      <text:p text:style-name="P22"><text:soft-page-break/>Es wird der Update-Button getestet. Dieser soll den Admin<text:span text:style-name="T17">istrator</text:span> nach Betätigung, auf eine Bearbeitungsseite für den vorher ausgewählten Lehrer führen. </text:p>
      <text:p text:style-name="P22"/>
      <text:p text:style-name="P26">5.2. „deleteButtonTest“</text:p>
      <text:p text:style-name="P22"/>
      <text:p text:style-name="P22">Es soll der Delete-Button getestet werden. Sobald dieser betätigt wurde, soll ein Popup-Fenster erscheinen. <text:span text:style-name="T18">D</text:span>ieses Fenster überprüft, ob man den Lehrer, welcher gerade auf der View-Seite angezeigt wird, tatsächlich löschen möchte. Bestätigt man nun dieses Fenster, soll der Lehrer gelöscht werden.</text:p>
      <text:p text:style-name="P24"/>
      <text:p text:style-name="P22"><text:span text:style-name="T11">Achtung:</text:span><text:span text:style-name="T5"> <text:tab/></text:span>Dieser Test kann wegen des oben bereits erwähnten Grunds (php-Browser) nicht <text:tab/><text:tab/><text:tab/>durchgeführt werden. Dies wird deshalb manuell durch einen Tester überprüft und das <text:tab/><text:tab/><text:tab/>Ergebnis durch ein Testprotokoll festgehalten wird.</text:p>
      <text:p text:style-name="P24"/>
      <text:p text:style-name="P21">Test:</text:p>
      <text:p text:style-name="P22">Funktionalität des Delete-Buttons auf der Teacher-View-Seite.</text:p>
      <text:p text:style-name="P22"><text:span text:style-name="T7">Voraussetzung:</text:span> <text:line-break/>Man befindet sich auf der Teacher-View-Seite.</text:p>
      <text:p text:style-name="P21">Vorgehen:</text:p>
      <text:p text:style-name="P22">Es wird der <text:s/>Delete-Button betätigt. Nun wird das daraufhin erschienene Popup-Fenster mit einem Klick auf „ok“ bestätigt.</text:p>
      <text:p text:style-name="P21">Erwartetes Ergebnis:</text:p>
      <text:p text:style-name="P22">Man soll auf die Teacher-Seite weitergeleitet worden sein und der Lehrer soll nun gelöscht und somit nicht mehr in der Datenbank vorhanden sein.</text:p>
      <text:p text:style-name="P21">Testergebnis:</text:p>
      <text:p text:style-name="P22">Erfolgreich.</text:p>
      <text:p text:style-name="P13"/>
      <text:p text:style-name="P9">„Update Teacher“</text:p>
      <text:p text:style-name="P13"/>
      <text:p text:style-name="P10"><text:span text:style-name="T13">Im Folgenden wird die Teacher-Update-Seite getestet. <text:s/></text:span><text:span text:style-name="T15">(</text:span><text:a xlink:type="simple" xlink:href="http://admin.webdev-2-team-3.netlab.hof-university.de/teacher/update?id=1" office:name="Update-Teacher-Seite" text:style-name="Internet_20_link" text:visited-style-name="Visited_20_Internet_20_Link"><text:span text:style-name="T15">Update-Teacher-Seite</text:span></text:a><text:span text:style-name="T15">)</text:span></text:p>
      <text:p text:style-name="P12">Außerdem werden auch noch die Links auf der hellblauen Navigationsleiste getestet. Da die Links auf jeder Seite zur Verfügung stehen, ist dieser Test auf alle anderen Seiten übertragbar. Lediglich <text:soft-page-break/>der Link der ID-Nummer des Teachers ist zusätzlich auf der Teacher-Update und auf der Teacher-View-Seite vorhanden, weshalb der Test auf einer dieser Seiten durchgeführt wird. </text:p>
      <text:p text:style-name="P13"/>
      <text:p text:style-name="P26">6.1. „noFullNameTest“</text:p>
      <text:p text:style-name="P22"/>
      <text:p text:style-name="P22">Es wird getestet, ob ein Lehrer erfolgreich bearbeitet wurde, wenn kein vollständiger Name eingegeben wurde.</text:p>
      <text:p text:style-name="P22">Dies soll nicht möglich sein und die Fehlermeldung: „Full Name cannot be blank“ angezeigt werden.</text:p>
      <text:p text:style-name="P22"/>
      <text:p text:style-name="P26">6.2. „noPasswordTest“</text:p>
      <text:p text:style-name="P22"/>
      <text:p text:style-name="P22">Es wird getestet, ob ein Lehrer erfolgreich bearbeitet wurde, wenn kein Passwort eingegeben wurde.</text:p>
      <text:p text:style-name="P22">Dies soll nicht möglich sein und die Fehlermeldung: „Password cannot be blank“ angezeigt werden.</text:p>
      <text:p text:style-name="P22"/>
      <text:p text:style-name="P22"/>
      <text:p text:style-name="P22"/>
      <text:p text:style-name="P22"/>
      <text:p text:style-name="P26">6.3. „noUsernameTest“</text:p>
      <text:p text:style-name="P22"/>
      <text:p text:style-name="P22">Es wird getestet, ob ein Lehrer erfolgreich bearbeitet wurde, wenn kein Username eingegeben wurde.</text:p>
      <text:p text:style-name="P22">Dies soll nicht möglich sein und die Fehlermeldung: „Username cannot be blank“ angezeigt werden.</text:p>
      <text:p text:style-name="P22"/>
      <text:p text:style-name="P26">6.4. „noEmailTest“</text:p>
      <text:p text:style-name="P22"/>
      <text:p text:style-name="P22">Es wird getestet, ob ein Lehrer erfolgreich bearbeitet wurde, wenn keine <text:span text:style-name="T17">E-mail-Adresse</text:span> eingegeben wurde.</text:p>
      <text:p text:style-name="P22">Dies soll nicht möglich sein und die Fehlermeldung: „Email cannot be blank“ angezeigt werden.</text:p>
      <text:p text:style-name="P22"/>
      <text:p text:style-name="P26">6.5. „existingUsernameTest“</text:p>
      <text:p text:style-name="P22"/>
      <text:p text:style-name="P22"><text:soft-page-break/>Es wird getestet, ob ein Lehrer erfolgreich bearbeitet wurde, wenn ein bereits vergebener Username eingegeben wurde. Dafür wird ein Username eintragen, welcher bereits in der Datenbank gespeichert ist.</text:p>
      <text:p text:style-name="P22">Dies soll nicht möglich sein und die Fehlermeldung „Username <text:span text:style-name="T10">&lt;username&gt; </text:span>has already been taken“ erscheinen“.</text:p>
      <text:p text:style-name="P22"/>
      <text:p text:style-name="P26">6.6. „existingEmailTest“</text:p>
      <text:p text:style-name="P22"/>
      <text:p text:style-name="P22">Es wird getestet, ob ein Lehrer erfolgreich bearbeitet wurde, wenn eine bereits verwendete E-<text:span text:style-name="T17">M</text:span>ail-Adresse eingegeben wurde. Dafür wird eine E-<text:span text:style-name="T17">M</text:span>ail eintragen, welche bereits in der Datenbank gespeichert ist.</text:p>
      <text:p text:style-name="P23">Dies soll nicht möglich sein und die Fehlermeldung „<text:span text:style-name="T19">&lt;Email-Adresse&gt;</text:span> has already been taken erscheinen“.</text:p>
      <text:p text:style-name="P23"/>
      <text:p text:style-name="P27">6.7. „noInputTest“</text:p>
      <text:p text:style-name="P22"/>
      <text:p text:style-name="P22">Es wird getestet, ob ein Lehrer erfolgreich bearbeitet wurde, wenn keins der Felder ausgefüllt wurde.</text:p>
      <text:p text:style-name="P22">Dies soll nicht möglich sein und die Fehlermeldungen „Full Name cannot be blank“, „Username cannot be blank“, „Email cannot be blank“ und „Password cannot be blank“ erscheinen. </text:p>
      <text:p text:style-name="P22"/>
      <text:p text:style-name="P22"/>
      <text:p text:style-name="P26">6.8. „correctChangesTest“</text:p>
      <text:p text:style-name="P22"/>
      <text:p text:style-name="P22">Es wird getestet, ob ein Lehrer erfolgreich bearbeitet wurde, wenn alle Felder vollständig und valide ausgefüllt wurden.</text:p>
      <text:p text:style-name="P22">Es soll auf die Überblick-Seite des gerade bearbeiteten Lehrers verwiesen worden sein.</text:p>
      <text:p text:style-name="P22"/>
      <text:p text:style-name="P26">6.9. „noChangesTest“</text:p>
      <text:p text:style-name="P22"/>
      <text:p text:style-name="P22">Es wird getestet, ob man auf die Überblick-Seite des gerade bearbeiteten Lehrers weitergeleitet wird, wenn keine Änderungen vorgenommen wurden und dennoch der „Save“-Button betätigt wurde.</text:p>
      <text:p text:style-name="P22"/>
      <text:p text:style-name="P26"><text:soft-page-break/>6.10. „homeLinkTest“</text:p>
      <text:p text:style-name="P24"/>
      <text:p text:style-name="P22">Es wird der Home-Link getestet, herbei <text:span text:style-name="T19">handelt es sich um den</text:span> Link auf der hellblauen Navigationsleiste. Dieser soll, nachdem er angeklickt wurde, auf die Home-Seite verweisen.</text:p>
      <text:p text:style-name="P22"/>
      <text:p text:style-name="P26">6.11. „teacherLinkTest“</text:p>
      <text:p text:style-name="P22"/>
      <text:p text:style-name="P22"><text:span text:style-name="T1">Es wird der Teachers-Link getestet, </text:span>hierbei <text:span text:style-name="T19">handelt es sich um den </text:span>Link auf der hellblauen Navigationsleiste<text:span text:style-name="T1">. Dieser soll sobald er betätigt wurde, den Admin</text:span><text:span text:style-name="T2">istrator</text:span><text:span text:style-name="T1"> auf die Teacher-Seite weiterleiten.</text:span></text:p>
      <text:p text:style-name="P22"/>
      <text:p text:style-name="P26">6.12. „idLinkTest“</text:p>
      <text:p text:style-name="P22"/>
      <text:p text:style-name="P11">Es wird der ID-Link getestet. Dieser soll sobald er betätigt wurde, den Admin<text:span text:style-name="T17">istrator</text:span> auf die Überblick-Seite des gerade bearbeiteten Lehrers weiterleiten.</text:p>
      <text:p text:style-name="P13"/>
      <text:p text:style-name="P9">„Create Teacher“</text:p>
      <text:p text:style-name="P22"/>
      <text:p text:style-name="P15"><text:span text:style-name="T13">Im Folgenden wird die Create-Teacher-Seite getestet. </text:span><text:span text:style-name="T15">(</text:span><text:a xlink:type="simple" xlink:href="http://admin.webdev-2-team-3.netlab.hof-university.de/teacher/create" office:name="Create-Teacher-Seite" text:style-name="Internet_20_link" text:visited-style-name="Visited_20_Internet_20_Link"><text:span text:style-name="T15">Create-Teacher-Seite</text:span></text:a><text:span text:style-name="T15">)</text:span></text:p>
      <text:p text:style-name="P22"/>
      <text:p text:style-name="P26">7.1. „noFullNameTest“</text:p>
      <text:p text:style-name="P22"/>
      <text:p text:style-name="P22">Es wird getestet, ob ein Lehrer erfolgreich erstellt wurde, wenn kein vollständiger Name eingegeben wurde.</text:p>
      <text:p text:style-name="P22">Dies soll nicht möglich sein und die Fehlermeldung: „Full Name cannot be blank“ angezeigt werden.</text:p>
      <text:p text:style-name="P22"/>
      <text:p text:style-name="P26">7.2. „noPasswordTest“</text:p>
      <text:p text:style-name="P26"/>
      <text:p text:style-name="P22">Es wird getestet, ob ein Lehrer erfolgreich erstellt wurde, wenn kein Passwort eingegeben wurde.</text:p>
      <text:p text:style-name="P22">Dies soll nicht möglich sein und die Fehlermeldung: „Password cannot be blank“ angezeigt werden.</text:p>
      <text:p text:style-name="P22"/>
      <text:p text:style-name="P26"><text:soft-page-break/>7.3. „noUsernameTest“</text:p>
      <text:p text:style-name="P22"/>
      <text:p text:style-name="P22">Es wird getestet, ob ein Lehrer erfolgreich erstellt wurde, wenn kein Username eingegeben wurde.</text:p>
      <text:p text:style-name="P22">Dies soll nicht möglich sein und die Fehlermeldung: „Username cannot be blank“ angezeigt werden.</text:p>
      <text:p text:style-name="P22"/>
      <text:p text:style-name="P26">7.4. „noEmailTest“</text:p>
      <text:p text:style-name="P26"/>
      <text:p text:style-name="P22">Es wird getestet, ob ein Lehrer erfolgreich erstellt wurde, wenn keine E-<text:span text:style-name="T17">M</text:span>ail-Adresse eingegeben wurde.</text:p>
      <text:p text:style-name="P22">Dies soll nicht möglich sein und die Fehlermeldung: „Email cannot be blank“ angezeigt werden.</text:p>
      <text:p text:style-name="P22"/>
      <text:p text:style-name="P26">7.5. „existingUsernameTest“</text:p>
      <text:p text:style-name="P22"/>
      <text:p text:style-name="P22">Es wird getestet, ob ein Lehrer erfolgreich erstellt wurde, wenn ein bereits vergebener Username eingegeben wurde. Hierfür verwendet man einen Lehrer, welcher bereits in der Datenbank steht.</text:p>
      <text:p text:style-name="P22">Dies soll nicht möglich sein und die Fehlermeldung „Username <text:span text:style-name="T10">&lt;username&gt;</text:span> has already been taken“ erscheinen“</text:p>
      <text:p text:style-name="P22"/>
      <text:p text:style-name="P26">7.6. „existingEmailTest“</text:p>
      <text:p text:style-name="P22"/>
      <text:p text:style-name="P22">Es wird getestet, ob ein Lehrer erfolgreich erstellt wurde, wenn eine bereits verwendete E-<text:span text:style-name="T17">M</text:span>ail-Adresse eingegeben wurde. Hierfür verwendet man einen Lehrer, welcher bereits in der Datenbank steht.</text:p>
      <text:p text:style-name="P22">Dies soll nicht möglich sein und die Fehlermeldung „Email <text:span text:style-name="T10">&lt;Email-Adresse&gt;</text:span> has already been taken“ erscheinen“.</text:p>
      <text:p text:style-name="P22"/>
      <text:p text:style-name="P22"/>
      <text:p text:style-name="P26">7.7. „noInputTest“</text:p>
      <text:p text:style-name="P22"/>
      <text:p text:style-name="P22">Es wird getestet, ob ein Lehrer erfolgreich erstellt wurde, wenn keins der Felder ausgefüllt wurde.</text:p>
      <text:p text:style-name="P22">Dies soll nicht möglich sein und die Fehlermeldungen „Full Name cannot be blank“, „Username cannot be blank“ , „Email cannot be blank“ und <text:s/>„Password cannot be blank“ erscheinen. </text:p>
      <text:p text:style-name="P22"><text:soft-page-break/></text:p>
      <text:p text:style-name="P26">7.8. „correctInputTest“</text:p>
      <text:p text:style-name="P22"/>
      <text:p text:style-name="P22">Es wird getestet, ob ein Lehrer erfolgreich erstellt wurde, wenn alle Felder vollständig und valide ausgefüllt wurden.</text:p>
      <text:p text:style-name="P22">Es soll auf die Teacher-Seite verwiesen worden sein.</text:p>
      <text:p text:style-name="P13"/>
      <text:p text:style-name="P9">„Logout“</text:p>
      <text:p text:style-name="P24"/>
      <text:p text:style-name="P18"><text:span text:style-name="T13">Im Folgenden wird er Logout-Link in der Link-Leiste getestet. </text:span><text:span text:style-name="T15">Dies wird ausgehend von der Teacher-Seite getestet. (</text:span><text:a xlink:type="simple" xlink:href="http://admin.webdev-2-team-3.netlab.hof-university.de/teacher/index" office:name="Teacher-Seite" text:style-name="Internet_20_link" text:visited-style-name="Visited_20_Internet_20_Link"><text:span text:style-name="T15">Teacher-Seite</text:span></text:a><text:span text:style-name="T15">)</text:span></text:p>
      <text:p text:style-name="P23">Dieser soll nachdem er angeklickt wurde, den Lehrer <text:span text:style-name="T17">aus geloggt</text:span> und auf die Login-Seite verwiesen habe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Text_20_body_20__28_user_29_" style:display-name="Text body (user)" style:family="paragraph" style:parent-style-name="Standard" style:default-outline-level="">
      <style:paragraph-properties fo:margin-top="0cm" fo:margin-bottom="0.247cm" loext:contextual-spacing="false" fo:line-height="12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background-image/>
      </style:table-cell-properties>
    </style:style>
    <style:style style:name="Tabelle1.B1" style:family="table-cell">
      <style:table-cell-properties fo:background-color="#ffffff" fo:padding="0.097cm" fo:border="1pt solid #000000">
        <style:background-image/>
      </style:table-cell-properties>
    </style:style>
    <style:style style:name="Tabelle1.A2" style:family="table-cell">
      <style:table-cell-properties fo:background-color="#ffffff" fo:padding="0.097cm" fo:border-left="1pt solid #000000" fo:border-right="none" fo:border-top="none" fo:border-bottom="1pt solid #000000">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background-image/>
      </style:table-cell-properties>
    </style:style>
    <style:style style:name="Tabelle2" style:family="table">
      <style:table-properties style:width="17cm" fo:margin-left="-0.018cm" fo:margin-top="0cm" fo:margin-bottom="0cm" table:align="left" style:writing-mode="lr-tb"/>
    </style:style>
    <style:style style:name="Tabelle2.A" style:family="table-column">
      <style:table-column-properties style:column-width="8.5cm"/>
    </style:style>
    <style:style style:name="Tabelle2.1" style:family="table-row">
      <style:table-row-properties fo:keep-together="auto"/>
    </style:style>
    <style:style style:name="Tabelle2.A1" style:family="table-cell">
      <style:table-cell-properties fo:padding="0.097cm" fo:border="none"/>
    </style:style>
    <style:style style:name="MP1" style:family="paragraph" style:parent-style-name="Standard">
      <style:text-properties officeooo:paragraph-rsid="000b966f"/>
    </style:style>
    <style:style style:name="MP2" style:family="paragraph" style:parent-style-name="Table_20_Contents">
      <style:text-properties fo:color="#000000" style:font-name="Liberation Sans" fo:font-size="10pt" officeooo:rsid="000c1db0" officeooo:paragraph-rsid="000b966f"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b966f" style:font-size-asian="10pt" style:font-size-complex="10pt"/>
    </style:style>
    <style:style style:name="MP4" style:family="paragraph" style:parent-style-name="Table_20_Contents">
      <style:text-properties fo:color="#000000" style:font-name="Liberation Sans" fo:font-size="10pt" officeooo:rsid="00106fad" officeooo:paragraph-rsid="000b966f"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106fad" officeooo:paragraph-rsid="000b966f" style:font-size-asian="10pt" style:font-size-complex="10pt"/>
    </style:style>
    <style:style style:name="MP6" style:family="paragraph" style:parent-style-name="Header">
      <style:text-properties officeooo:paragraph-rsid="000b966f"/>
    </style:style>
    <style:style style:name="MP7" style:family="paragraph" style:parent-style-name="Table_20_Contents">
      <style:text-properties fo:color="#000000" style:font-name="Liberation Sans1" fo:font-size="10pt" style:font-size-asian="10pt" style:font-size-complex="10pt"/>
    </style:style>
    <style:style style:name="MP8" style:family="paragraph" style:parent-style-name="Table_20_Contents">
      <style:paragraph-properties fo:text-align="end" style:justify-single-word="false"/>
      <style:text-properties fo:color="#000000" style:font-name="Liberation Sans1" fo:font-size="10pt" fo:background-color="#ffffff" style:font-size-asian="10pt" style:font-size-complex="10pt"/>
    </style:style>
    <style:style style:name="MP9"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6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401cm" fo:margin-left="0cm" fo:margin-right="0cm" fo:margin-bottom="1.302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ext:p text:style-name="MP1"/>
        <text:p text:style-name="MP1"/>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vg:height="1.771cm" draw:z-index="10"><draw:image xlink:href="Pictures/100002010000032000000173C89D22F91996B129.png" xlink:type="simple" xlink:show="embed" xlink:actuate="onLoad" loext:mime-type="image/png"/></draw:frame>Web Development 2</text:p>
            </table:table-cell>
          </table:table-row>
          <table:table-row>
            <table:table-cell table:style-name="Tabelle1.A2" office:value-type="string">
              <text:p text:style-name="MP4">Acceptance Tests</text:p>
            </table:table-cell>
            <table:table-cell table:style-name="Tabelle1.B2" office:value-type="string">
              <text:p text:style-name="MP5">13.06.2018</text:p>
            </table:table-cell>
          </table:table-row>
        </table:table>
        <text:p text:style-name="MP6"/>
      </style:header>
      <style:footer>
        <table:table table:name="Tabelle2" table:style-name="Tabelle2">
          <table:table-column table:style-name="Tabelle2.A" table:number-columns-repeated="2"/>
          <table:table-row table:style-name="Tabelle2.1">
            <table:table-cell table:style-name="Tabelle2.A1" office:value-type="string">
              <text:p text:style-name="MP7">Christa Strauß, Tina Amann</text:p>
            </table:table-cell>
            <table:table-cell table:style-name="Tabelle2.A1" office:value-type="string">
              <text:p text:style-name="MP8"><text:page-number text:select-page="current">1</text:page-number></text:p>
            </table:table-cell>
          </table:table-row>
        </table:table>
        <text:p text:style-name="MP9"/>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na Amann</meta:initial-creator>
    <meta:editing-cycles>6</meta:editing-cycles>
    <meta:creation-date>2018-07-01T08:13:00</meta:creation-date>
    <dc:date>2018-07-02T09:29:38.698077060</dc:date>
    <meta:editing-duration>PT37M29S</meta:editing-duration>
    <meta:generator>LibreOffice/5.4.5.1$Linux_X86_64 LibreOffice_project/40m0$Build-1</meta:generator>
    <dc:creator>Noah Lehmann</dc:creator>
    <meta:document-statistic meta:table-count="2" meta:image-count="1" meta:object-count="0" meta:page-count="11" meta:paragraph-count="152" meta:word-count="1857" meta:character-count="13550" meta:non-whitespace-character-count="118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